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3"/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4.30388888888889cm" style:use-optimal-column-width="true"/>
    </style:style>
    <style:style style:name="co3" style:family="table-column">
      <style:table-column-properties fo:break-before="auto" style:column-width="2.64583333333333cm" style:use-optimal-column-width="true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Diagramm 1" svg:x="4.23408in" svg:y="0.10881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Method</text:p>
          </table:table-cell>
          <table:table-cell office:value-type="string" table:style-name="ce1">
            <text:p>Bias</text:p>
          </table:table-cell>
          <table:table-cell office:value-type="string" table:style-name="ce1">
            <text:p>Execution tim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tedMC</text:p>
          </table:table-cell>
          <table:table-cell office:value-type="float" office:value="0" table:style-name="ce1">
            <text:p>0</text:p>
          </table:table-cell>
          <table:table-cell office:value-type="float" office:value="162.64784374999999" table:formula="of:=162647.84375/1000" table:style-name="ce1">
            <text:p>162.64784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gression</text:p>
          </table:table-cell>
          <table:table-cell office:value-type="float" office:value="3.7025818824768" table:style-name="ce2">
            <text:p>3.702581882</text:p>
          </table:table-cell>
          <table:table-cell office:value-type="float" office:value="291.58335924148503" table:style-name="ce1">
            <text:p>291.58335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N</text:p>
          </table:table-cell>
          <table:table-cell office:value-type="float" office:value="0.30077603459358199" table:style-name="ce1">
            <text:p>0.300776035</text:p>
          </table:table-cell>
          <table:table-cell office:value-type="float" office:value="351.43549656867901" table:style-name="ce1">
            <text:p>351.4354966</text:p>
          </table:table-cell>
          <table:table-cell table:number-columns-repeated="16381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43">
      <number:number number:decimal-places="9" number:min-decimal-places="9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Alex Baumann</dc:creator>
    <meta:creation-date>2022-03-14T20:31:15Z</meta:creation-date>
    <dc:date>2022-03-16T22:04:05Z</dc:date>
    <meta:editing-cycles>3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1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</office:automatic-styles>
  <office:body>
    <office:chart>
      <chart:chart chart:class="chart:bar" svg:height="255.0897637795276pt" svg:width="453.5149606299212pt" chart:style-name="Crt0">
        <chart:title chart:style-name="CT00">
          <text:p text:style-name="a0" text:class-names="" text:cond-style-name="">Performance of different estimator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A$2:.$A$4"/>
          </chart:axis>
          <chart:axis chart:dimension="y" chart:name="secondary-y" chart:style-name="Axs2"/>
          <chart:axis chart:dimension="x" chart:name="secondary-X" chart:style-name="Axs3">
            <chart:categories table:cell-range-address="Sheet1.$A$2:.$A$4"/>
          </chart:axis>
          <chart:series chart:label-cell-address="Sheet1.$B$1" chart:values-cell-range-address="Sheet1.$B$2:.$B$4" chart:class="chart:bar" chart:attached-axis="primary-y" chart:style-name="G0S0">
            <chart:data-point chart:repeated="3"/>
          </chart:series>
          <chart:series chart:label-cell-address="Sheet1.$C$1" chart:values-cell-range-address="Sheet1.$C$2:.$C$4" chart:class="chart:line" chart:attached-axis="secondary-y" chart:style-name="G1S0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